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7.878cm" fo:min-width="6.739cm"/>
    </style:style>
    <style:style style:name="gr2" style:family="graphic" style:parent-style-name="standard">
      <style:graphic-properties svg:stroke-color="#000000" draw:fill-color="#dddddd" draw:textarea-horizontal-align="justify" draw:textarea-vertical-align="middle" draw:auto-grow-height="false" fo:min-height="0.639cm" fo:min-width="4.83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782cm" fo:min-width="6.73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5" style:family="graphic" style:parent-style-name="standard">
      <style:graphic-properties svg:stroke-color="#000000" draw:fill-color="#dddddd" draw:textarea-horizontal-align="justify" draw:textarea-vertical-align="middle" draw:auto-grow-height="false" fo:min-height="0cm" fo:min-width="0.112cm"/>
    </style:style>
    <style:style style:name="gr6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5.34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4cm" fo:min-width="0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147cm" fo:min-width="3.18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6cm" fo:min-width="0cm"/>
    </style:style>
    <style:style style:name="gr11" style:family="graphic" style:parent-style-name="standard">
      <style:graphic-properties svg:stroke-color="#000000" draw:fill-color="#dddddd" draw:textarea-horizontal-align="justify" draw:textarea-vertical-align="middle" draw:auto-grow-height="false" fo:min-height="0.993cm" fo:min-width="3.18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4" style:family="graphic" style:parent-style-name="standard">
      <style:graphic-properties svg:stroke-color="#000000" draw:fill-color="#dddddd" draw:textarea-horizontal-align="justify" draw:textarea-vertical-align="middle" draw:auto-grow-height="false" fo:min-height="1.147cm" fo:min-width="3.18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</style:style>
    <style:style style:name="gr16" style:family="graphic" style:parent-style-name="objectwithoutfill">
      <style:graphic-properties svg:stroke-color="#000000" draw:marker-end="Arrow" draw:marker-end-width="0.3cm" draw:fill="none" draw:fill-color="#eeeeee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18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none" draw:fill-color="#eeeeee"/>
    </style:style>
    <style:style style:name="T1" style:family="text">
      <style:text-properties fo:font-size="18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239cm" svg:height="8.128cm" svg:x="2.778cm" svg:y="8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334cm" svg:height="0.889cm" svg:x="3.794cm" svg:y="9.3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239cm" svg:height="2.032cm" svg:x="2.778cm" svg:y="6.05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5.588cm" svg:height="2.384cm" svg:x="3.667cm" svg:y="5.826cm">
          <draw:text-box>
            <text:p>User Logic</text:p>
            <text:p>(SystemC/HDL)</text:p>
          </draw:text-box>
        </draw:frame>
        <draw:custom-shape draw:style-name="gr5" draw:text-style-name="P2" draw:layer="layout" svg:width="0.762cm" svg:height="0.381cm" draw:transform="rotate (1.5707963267949) translate (5.953cm 11.033cm)">
          <text:p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polygon draw:style-name="gr6" draw:text-style-name="P2" draw:layer="layout" svg:width="6.602cm" svg:height="5.334cm" svg:x="3.033cm" svg:y="11.032cm" svg:viewBox="0 0 6603 5335" draw:points="0,1143 0,0 5842,0 5842,1 6603,1 6603,5335 5461,5335 5461,1143">
          <text:p/>
        </draw:polygon>
        <draw:frame draw:style-name="gr7" draw:text-style-name="P6" draw:layer="layout" svg:width="5.396cm" svg:height="0.962cm" svg:x="3.224cm" svg:y="11.16cm">
          <draw:text-box>
            <text:p text:style-name="P5"><text:span text:style-name="T1">Content </text:span><text:span text:style-name="T2">Manager</text:span></text:p>
          </draw:text-box>
        </draw:frame>
        <draw:frame draw:style-name="gr8" draw:text-style-name="P4" draw:layer="layout" svg:width="5.662cm" svg:height="1.074cm" draw:transform="rotate (1.5707963267949) translate (8.52cm 16.494cm)">
          <draw:text-box>
            <text:p>Model Selection</text:p>
          </draw:text-box>
        </draw:frame>
        <draw:custom-shape draw:style-name="gr9" draw:text-style-name="P3" draw:layer="layout" svg:width="3.683cm" svg:height="1.397cm" svg:x="3.186cm" svg:y="12.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4" xml:id="id1" draw:id="id1" draw:layer="layout" svg:width="3.81cm" svg:height="1.116cm" svg:x="3.186cm" svg:y="12.657cm">
          <draw:text-box>
            <text:p>Ramulator</text:p>
          </draw:text-box>
        </draw:frame>
        <draw:custom-shape draw:style-name="gr11" draw:text-style-name="P2" xml:id="id2" draw:id="id2" draw:layer="layout" svg:width="3.683cm" svg:height="1.243cm" svg:x="3.821cm" svg:y="13.6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4" xml:id="id3" draw:id="id3" draw:layer="layout" svg:width="3.224cm" svg:height="0.962cm" svg:x="4.304cm" svg:y="13.801cm">
          <draw:text-box>
            <text:p>Profiling</text:p>
          </draw:text-box>
        </draw:frame>
        <draw:custom-shape draw:style-name="gr2" draw:text-style-name="P2" draw:layer="layout" svg:width="5.334cm" svg:height="0.889cm" svg:x="3.513cm" svg:y="9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334cm" svg:height="0.889cm" svg:x="3.259cm" svg:y="8.874cm">
          <text:p/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4.875cm" svg:height="0.962cm" svg:x="3.64cm" svg:y="8.874cm">
          <draw:text-box>
            <text:p>Mem Interfaces</text:p>
          </draw:text-box>
        </draw:frame>
        <draw:custom-shape draw:style-name="gr5" draw:text-style-name="P2" draw:layer="layout" svg:width="0.762cm" svg:height="0.381cm" draw:transform="rotate (1.5707963267949) translate (6.053cm 8.874cm)">
          <text:p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" draw:layer="layout" svg:width="3.683cm" svg:height="1.397cm" svg:x="4.456cm" svg:y="14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4" xml:id="id4" draw:id="id4" draw:layer="layout" svg:width="3.302cm" svg:height="1.143cm" svg:x="4.837cm" svg:y="14.87cm">
          <draw:text-box>
            <text:p>latModel</text:p>
          </draw:text-box>
        </draw:frame>
        <draw:connector draw:style-name="gr16" draw:text-style-name="P7" draw:layer="layout" draw:type="curve" draw:line-skew="0.274cm" svg:x1="3.186cm" svg:y1="13.215cm" svg:x2="3.821cm" svg:y2="14.294cm" draw:start-shape="id1" draw:start-glue-point="3" draw:end-shape="id2" draw:end-glue-point="3" svg:d="M3186 13215c-339 0-656 1079 635 1079" svg:viewBox="0 0 936 1080">
          <text:p/>
        </draw:connector>
        <draw:connector draw:style-name="gr16" draw:text-style-name="P7" draw:layer="layout" draw:type="curve" draw:line-skew="-0.197cm" svg:x1="7.528cm" svg:y1="14.282cm" svg:x2="8.139cm" svg:y2="15.441cm" draw:start-shape="id3" draw:start-glue-point="1" draw:end-shape="id4" draw:end-glue-point="1" svg:d="M7528 14282c1371 0 1065 1159 611 1159" svg:viewBox="0 0 996 116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9T17:46:40.583036734</meta:creation-date>
    <dc:date>2017-07-20T10:32:01.118442905</dc:date>
    <meta:editing-duration>PT57M</meta:editing-duration>
    <meta:editing-cycles>20</meta:editing-cycles>
    <meta:generator>LibreOffice/5.1.6.2$Linux_X86_64 LibreOffice_project/10m0$Build-2</meta:generator>
    <meta:document-statistic meta:object-count="20"/>
  </office:meta>
</office:document-meta>
</file>